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3.14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 fo:wrap-option="wrap"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2"/>
    </style:style>
    <style:style style:name="ce6" style:family="table-cell" style:parent-style-name="Default">
      <style:table-cell-properties fo:background-color="#66ff00"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2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2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22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24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25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27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28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29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32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33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34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35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36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37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38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38"/>
    </style:style>
    <style:style style:name="ce2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41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42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43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44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46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47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48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50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52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53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56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53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71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72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73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74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86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87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121"/>
    </style:style>
    <style:style style:name="ce4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124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130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C131"/>
    </style:style>
    <style:style style:name="ce4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D7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D28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D34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D35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D36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1pt" style:font-size-asian="11pt" style:font-size-complex="11pt"/>
      <style:map style:condition="cell-content()=&quot;Closed&quot;" style:apply-style-name="Untitled1" style:base-cell-address="Sheet1.D37"/>
    </style:style>
    <style:style style:name="ce5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font-size="11pt" style:font-size-asian="11pt" style:font-size-complex="11pt"/>
    </style:style>
    <style:style style:name="ce52" style:family="table-cell" style:parent-style-name="Default">
      <style:table-cell-properties style:vertical-align="top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2"/>
        <table:table-column table:style-name="co3" table:number-columns-repeated="1018" table:default-cell-style-name="ce53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he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Points</text:p>
          </table:table-cell>
          <table:table-cell table:style-name="ce52" table:number-columns-repeated="1018"/>
        </table:table-row>
        <table:table-row table:style-name="ro2">
          <table:table-cell table:style-name="ce2" office:value-type="string" calcext:value-type="string">
            <text:p>There is a bug in the intersection routine of a Cone</text:p>
          </table:table-cell>
          <table:table-cell table:style-name="ce2" office:value-type="string" calcext:value-type="string">
            <text:p>Bug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t_Object_Trans: too many calls in all Intersects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ame Colors package to Spectra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x all build functions to use Sampler / Tracer set up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nge ** for Normals into the standard * (apply a Matrix to Normal)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move “eye” references from all code</text:p>
          </table:table-cell>
          <table:table-cell office:value-type="string" calcext:value-type="string">
            <text:p>Optimization</text:p>
          </table:table-cell>
          <table:table-cell table:style-name="ce6" office:value-type="string" calcext:value-type="string">
            <text:p>Closed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vestigate Normal Transformation...looks to be wrong for scaling</text:p>
          </table:table-cell>
          <table:table-cell table:style-name="ce2" office:value-type="string" calcext:value-type="string">
            <text:p>Bug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ve Material to separate Package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ve Scene to separate Class, using Image, Display and Radiance Maps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ve Lights to a separate Package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ince all objects are now subpackages of Objects, some code can be optimized to use direct access to object fields instead of via functions.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nge Pixels to have a Sampler function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nge Cameras to have a Sampler function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ort out Object Intersection storage to not pass in the extra pointer for storing the Hitpoint. It is now a dispatching function, but the Hp needs the pointer to the object.</text:p>
            <text:p>May need to add a ShadeRec (See Kevin Suffern) as a linking object between Object, HitPoint and Material and stuff…</text:p>
          </table:table-cell>
          <table:table-cell table:style-name="ce2" office:value-type="string" calcext:value-type="string">
            <text:p>Optimization</text:p>
          </table:table-cell>
          <table:table-cell table:style-name="ce5" office:value-type="string" calcext:value-type="string">
            <text:p>Closed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Radiance_Map, Image_Map and Display_Map to Scenes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ge Lights to have a Sampler function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 Build function for a cylinder with (p1, p2, r) as parameters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 Build function for a cone with (p1, p2, r) as parameters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 Build function for a sphere with (p1,r) as parameters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y Lights to have an Energy level as well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Filters general Class</text:p>
          </table:table-cell>
          <table:table-cell office:value-type="string" calcext:value-type="string">
            <text:p>Sampling</text:p>
          </table:table-cell>
          <table:table-cell table:style-name="ce8" office:value-type="string" calcext:value-type="string">
            <text:p>Close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Box Filter</text:p>
          </table:table-cell>
          <table:table-cell office:value-type="string" calcext:value-type="string">
            <text:p>Sampling</text:p>
          </table:table-cell>
          <table:table-cell table:style-name="ce8" office:value-type="string" calcext:value-type="string">
            <text:p>Close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MultiStage Filter</text:p>
          </table:table-cell>
          <table:table-cell office:value-type="string" calcext:value-type="string">
            <text:p>Sampling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anti-aliasing on pixel level</text:p>
          </table:table-cell>
          <table:table-cell office:value-type="string" calcext:value-type="string">
            <text:p>Sampling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CSG Objects</text:p>
          </table:table-cell>
          <table:table-cell office:value-type="string" calcext:value-type="string">
            <text:p>Objects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Phong material</text:p>
          </table:table-cell>
          <table:table-cell office:value-type="string" calcext:value-type="string">
            <text:p>Shading</text:p>
          </table:table-cell>
          <table:table-cell table:style-name="ce11" office:value-type="string" calcext:value-type="string">
            <text:p>Closed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ve ambient light as a fixed item on a Scene (with flag to use or not) and mod Materials to use it</text:p>
          </table:table-cell>
          <table:table-cell office:value-type="string" calcext:value-type="string">
            <text:p>Shading</text:p>
          </table:table-cell>
          <table:table-cell table:style-name="ce12" office:value-type="string" calcext:value-type="string">
            <text:p>Closed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Materials to store Ks, Kd, Ka as spectra instead of a number</text:p>
          </table:table-cell>
          <table:table-cell office:value-type="string" calcext:value-type="string">
            <text:p>Shading</text:p>
          </table:table-cell>
          <table:table-cell table:style-name="ce13" office:value-type="string" calcext:value-type="string">
            <text:p>Closed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hance Phong and Lambertian to use Ka and Kd properly, rename Lambertians to Lambertian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tructure Samplers, Samples &amp; Filters</text:p>
          </table:table-cell>
          <table:table-cell office:value-type="string" calcext:value-type="string">
            <text:p>Sampling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Ka, Kd, Ks, Kr, Kt for extra flexibility in shading</text:p>
          </table:table-cell>
          <table:table-cell office:value-type="string" calcext:value-type="string">
            <text:p>Shading</text:p>
          </table:table-cell>
          <table:table-cell table:style-name="ce14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simple Refraction</text:p>
          </table:table-cell>
          <table:table-cell office:value-type="string" calcext:value-type="string">
            <text:p>Shading</text:p>
          </table:table-cell>
          <table:table-cell table:style-name="ce15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work Material <text:s/>UML</text:p>
          </table:table-cell>
          <table:table-cell office:value-type="string" calcext:value-type="string">
            <text:p>Optimization</text:p>
          </table:table-cell>
          <table:table-cell table:style-name="ce16" office:value-type="string" calcext:value-type="string">
            <text:p>Closed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statistic counters to the World (Part I)</text:p>
          </table:table-cell>
          <table:table-cell office:value-type="string" calcext:value-type="string">
            <text:p>Utility</text:p>
          </table:table-cell>
          <table:table-cell table:style-name="ce17" office:value-type="string" calcext:value-type="string">
            <text:p>Closed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grate to other laptop with latest (16.04) Kubuntu</text:p>
          </table:table-cell>
          <table:table-cell office:value-type="string" calcext:value-type="string">
            <text:p>System</text:p>
          </table:table-cell>
          <table:table-cell table:style-name="ce18" office:value-type="string" calcext:value-type="string">
            <text:p>Closed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erate Gallery II pictures</text:p>
          </table:table-cell>
          <table:table-cell office:value-type="string" calcext:value-type="string">
            <text:p>Book</text:p>
          </table:table-cell>
          <table:table-cell table:style-name="ce19" office:value-type="string" calcext:value-type="string">
            <text:p>Closed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ve Recursion Depth to Scene so you can set it via each build function</text:p>
          </table:table-cell>
          <table:table-cell office:value-type="string" calcext:value-type="string">
            <text:p>Shading</text:p>
          </table:table-cell>
          <table:table-cell table:style-name="ce20" office:value-type="string" calcext:value-type="string">
            <text:p>Closed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rect Part Page headers</text:p>
          </table:table-cell>
          <table:table-cell office:value-type="string" calcext:value-type="string">
            <text:p>Book</text:p>
          </table:table-cell>
          <table:table-cell table:style-name="ce20" office:value-type="string" calcext:value-type="string">
            <text:p>Closed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t M**N return a normalized Normal_3D, so you don't have to do that in all Hp constructions</text:p>
          </table:table-cell>
          <table:table-cell table:style-name="ce2" office:value-type="string" calcext:value-type="string">
            <text:p>Optimization</text:p>
          </table:table-cell>
          <table:table-cell table:style-name="ce21" office:value-type="string" calcext:value-type="string">
            <text:p>Closed</text:p>
          </table:table-cell>
          <table:table-cell table:style-name="ce2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stpone World HP &amp; Normal calculations until the rendering of a sample</text:p>
          </table:table-cell>
          <table:table-cell table:style-name="ce2" office:value-type="string" calcext:value-type="string">
            <text:p>Optimization</text:p>
          </table:table-cell>
          <table:table-cell table:style-name="ce22" office:value-type="string" calcext:value-type="string">
            <text:p>Closed</text:p>
          </table:table-cell>
          <table:table-cell table:style-name="ce22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simple Reflection</text:p>
          </table:table-cell>
          <table:table-cell office:value-type="string" calcext:value-type="string">
            <text:p>Shading</text:p>
          </table:table-cell>
          <table:table-cell table:style-name="ce23" office:value-type="string" calcext:value-type="string">
            <text:p>Close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Ambient Light</text:p>
          </table:table-cell>
          <table:table-cell office:value-type="string" calcext:value-type="string">
            <text:p>Shading</text:p>
          </table:table-cell>
          <table:table-cell table:style-name="ce24" office:value-type="string" calcext:value-type="string">
            <text:p>Clos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rt out for Materials Construction to return a Pointer instead of a full Material</text:p>
          </table:table-cell>
          <table:table-cell office:value-type="string" calcext:value-type="string">
            <text:p>Optimization</text:p>
          </table:table-cell>
          <table:table-cell table:style-name="ce25" office:value-type="string" calcext:value-type="string">
            <text:p>Clos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rt out for Light Construction to return a Pointer instead of a full Light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istent use of overriding for class functions</text:p>
          </table:table-cell>
          <table:table-cell office:value-type="string" calcext:value-type="string">
            <text:p>Optimization</text:p>
          </table:table-cell>
          <table:table-cell table:style-name="ce26" office:value-type="string" calcext:value-type="string">
            <text:p>Clos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istent use of _Ptr as suffix for all Pointer parameters or variables or elements</text:p>
          </table:table-cell>
          <table:table-cell office:value-type="string" calcext:value-type="string">
            <text:p>Optimization</text:p>
          </table:table-cell>
          <table:table-cell table:style-name="ce27" office:value-type="string" calcext:value-type="string">
            <text:p>Clos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display problem of vectors (use small letters for all vectors?)</text:p>
          </table:table-cell>
          <table:table-cell office:value-type="string" calcext:value-type="string">
            <text:p>Book</text:p>
          </table:table-cell>
          <table:table-cell table:style-name="ce28" office:value-type="string" calcext:value-type="string">
            <text:p>Clos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sample of a point not exactly on a surface (bad shadow picture)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rsect(Sphere) to handle the “ray starts inside the sphere case”. Same for Cylinder and Cone – Same for Hit functions</text:p>
          </table:table-cell>
          <table:table-cell office:value-type="string" calcext:value-type="string">
            <text:p>Bug</text:p>
          </table:table-cell>
          <table:table-cell table:style-name="ce29" office:value-type="string" calcext:value-type="string">
            <text:p>Clos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axis-aligned arrows (compound objects) being displayed wrongly</text:p>
          </table:table-cell>
          <table:table-cell office:value-type="string" calcext:value-type="string">
            <text:p>Bug</text:p>
          </table:table-cell>
          <table:table-cell table:style-name="ce29" office:value-type="string" calcext:value-type="string">
            <text:p>Clos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Point Lights</text:p>
          </table:table-cell>
          <table:table-cell office:value-type="string" calcext:value-type="string">
            <text:p>Shading</text:p>
          </table:table-cell>
          <table:table-cell table:style-name="ce30" office:value-type="string" calcext:value-type="string">
            <text:p>Clos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 Build function for an arrow with (p1, p2, r) as parameters (requires CSG)</text:p>
          </table:table-cell>
          <table:table-cell office:value-type="string" calcext:value-type="string">
            <text:p>Objects</text:p>
          </table:table-cell>
          <table:table-cell table:style-name="ce31" office:value-type="string" calcext:value-type="string">
            <text:p>Closed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tructure Parts: P1 = Theory, P2=Programming &amp; Math Foundations, P3=Skeleton, P4=Path, P5=… and Backlo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section about solid angles and hemisphere integratio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t images in via links</text:p>
          </table:table-cell>
          <table:table-cell office:value-type="string" calcext:value-type="string">
            <text:p>Book</text:p>
          </table:table-cell>
          <table:table-cell table:style-name="ce33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4 (Programming Concepts)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5 (Mathematical Theory)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erate Gallery III pictures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grate chapters on Lights &amp; Spectra with Light Transport (partially?)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6 (Radiometry including light transportation, light-surface interaction, the Rendering Equation, BRDF theory)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7 (Light, Spectra, Colours).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8 (Sampling Theory)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prove ShadePoint sorting performance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statistic counters to the World (Part II)</text:p>
          </table:table-cell>
          <table:table-cell office:value-type="string" calcext:value-type="string">
            <text:p>Utility</text:p>
          </table:table-cell>
          <table:table-cell table:style-name="ce34" office:value-type="string" calcext:value-type="string">
            <text:p>Clos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vesitgate use of Weight to be correct (what if an intense light source is reflected deep into the recursion?)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10 (Affine Transformations)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11 (Cameras &amp; Axis-Aligned viewing)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12 (Ray-Object intersections)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13 (Simple Shading &amp; Materials)</text:p>
          </table:table-cell>
          <table:table-cell office:value-type="string" calcext:value-type="string">
            <text:p>Book</text:p>
          </table:table-cell>
          <table:table-cell table:style-name="ce35" office:value-type="string" calcext:value-type="string">
            <text:p>Open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14 (A Simple Ray Caster)</text:p>
          </table:table-cell>
          <table:table-cell office:value-type="string" calcext:value-type="string">
            <text:p>Book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 15 (Gallery 1)</text:p>
          </table:table-cell>
          <table:table-cell office:value-type="string" calcext:value-type="string">
            <text:p>Book</text:p>
          </table:table-cell>
          <table:table-cell table:style-name="ce37" office:value-type="string" calcext:value-type="string">
            <text:p>Open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Bibliography Chapter</text:p>
          </table:table-cell>
          <table:table-cell office:value-type="string" calcext:value-type="string">
            <text:p>Book</text:p>
          </table:table-cell>
          <table:table-cell table:style-name="ce38" office:value-type="string" calcext:value-type="string">
            <text:p>Open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rge Tracers with Materials ?</text:p>
          </table:table-cell>
          <table:table-cell office:value-type="string" calcext:value-type="string">
            <text:p>Optimization</text:p>
          </table:table-cell>
          <table:table-cell table:style-name="ce38" office:value-type="string" calcext:value-type="string">
            <text:p>Open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erate ray-traced pictures for relevant illustrations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code Ada against Coding Standard 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PARTS to ToC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statistic counters to the World (Part III)</text:p>
          </table:table-cell>
          <table:table-cell office:value-type="string" calcext:value-type="string">
            <text:p>Utility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Pyramid Object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pixel-size iterations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ge Materials to have a Sampler function for reflection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ge Materials to have a Sampler function for refraction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Torus Object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Regular Tetrahedron Object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Cylindrical Lights</text:p>
          </table:table-cell>
          <table:table-cell office:value-type="string" calcext:value-type="string">
            <text:p>Shading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Box Lights</text:p>
          </table:table-cell>
          <table:table-cell office:value-type="string" calcext:value-type="string">
            <text:p>Shading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Tone Mapping &amp; HDR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Spherical Lights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Torrance-Cook material (Article)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thin-lense camera</text:p>
          </table:table-cell>
          <table:table-cell office:value-type="string" calcext:value-type="string">
            <text:p>Sampl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imize the computation of a ray for a camera. Too many “Get...” calls to compute the screen coordinate. This could be in a function on the Main Camera class and should allow for an offset from the pixel center.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timize GetXYZ and GetRGB in one call instead of three, or inline them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Environmental Light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complex Reflection (Torrance-Cook and other models)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Monte-Carlo integration / distributed ray tracing / stochastic ray tracing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Ambient Occlusion</text:p>
          </table:table-cell>
          <table:table-cell office:value-type="string" calcext:value-type="string">
            <text:p>Shading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ke a build function for each picture in the book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Global Illumination techniques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other sampling &amp; filtering schemes (n-Rooks, jittered, …)</text:p>
          </table:table-cell>
          <table:table-cell office:value-type="string" calcext:value-type="string">
            <text:p>Sampl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complex Refraction (Fresnel)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Distance attenuation for light sources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s Part 3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s Part 4</text:p>
          </table:table-cell>
          <table:table-cell office:value-type="string" calcext:value-type="string">
            <text:p>Book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statistic counters to the World (Part IV</text:p>
          </table:table-cell>
          <table:table-cell office:value-type="string" calcext:value-type="string">
            <text:p>Utility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ge Materials to have a Sampler function for diffuse reflection</text:p>
          </table:table-cell>
          <table:table-cell office:value-type="string" calcext:value-type="string">
            <text:p>Shading</text:p>
          </table:table-cell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Bump Mapping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image texture mapping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procedural textures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Noise textures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Closed triangular mesh Object with PLY support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Rotational sweep Object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translational sweep Object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general sweep Object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Blob Objects (see Siggraph Proceedings)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Fractal Mountains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Trees &amp; Plants</text:p>
          </table:table-cell>
          <table:table-cell office:value-type="string" calcext:value-type="string">
            <text:p>Objects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Accelerator Grids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BVH Grids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Subsurface scattering (translucent materials)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port Refraction for CSG objects</text:p>
          </table:table-cell>
          <table:table-cell office:value-type="string" calcext:value-type="string">
            <text:p>Shading</text:p>
          </table:table-cell>
          <table:table-cell table:style-name="ce41" office:value-type="string" calcext:value-type="string">
            <text:p>Open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port camera inside a transparent object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ite Chapters Part 4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nge Heading Styles to have a Part and reflect it in the ToC</text:p>
          </table:table-cell>
          <table:table-cell table:style-name="ce2" office:value-type="string" calcext:value-type="string">
            <text:p>Book</text:p>
          </table:table-cell>
          <table:table-cell table:style-name="ce42" office:value-type="string" calcext:value-type="string">
            <text:p>Open</text:p>
          </table:table-cell>
          <table:table-cell table:style-name="ce42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ke page headers, footers and page numbering consistent all over, including Appendices</text:p>
          </table:table-cell>
          <table:table-cell table:style-name="ce2" office:value-type="string" calcext:value-type="string">
            <text:p>Book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Motion Blur</text:p>
          </table:table-cell>
          <table:table-cell office:value-type="string" calcext:value-type="string">
            <text:p>Shading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ok into cutting off CSG evaluation in case of no change: Buggy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Poisson Filter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ents consistency for documentation</text:p>
          </table:table-cell>
          <table:table-cell office:value-type="string" calcext:value-type="string">
            <text:p>Optimization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aw up a correct Class Diagram</text:p>
          </table:table-cell>
          <table:table-cell office:value-type="string" calcext:value-type="string">
            <text:p>Book</text:p>
          </table:table-cell>
          <table:table-cell table:style-name="ce43" office:value-type="string" calcext:value-type="string">
            <text:p>Open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rid of compilation warnings as much as possible</text:p>
          </table:table-cell>
          <table:table-cell office:value-type="string" calcext:value-type="string">
            <text:p>Optimization</text:p>
          </table:table-cell>
          <table:table-cell table:style-name="ce44" office:value-type="string" calcext:value-type="string">
            <text:p>Open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move/Minimize debugging code</text:p>
          </table:table-cell>
          <table:table-cell office:value-type="string" calcext:value-type="string">
            <text:p>Optimization</text:p>
          </table:table-cell>
          <table:table-cell table:style-name="ce44" office:value-type="string" calcext:value-type="string">
            <text:p>Open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Anisotropic Phong material (Article)</text:p>
          </table:table-cell>
          <table:table-cell office:value-type="string" calcext:value-type="string">
            <text:p>Shading</text:p>
          </table:table-cell>
          <table:table-cell office:value-type="string" calcext:value-type="string">
            <text:p>Ope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t off recursion in case of a small contribution</text:p>
          </table:table-cell>
          <table:table-cell/>
          <table:table-cell table:style-name="ce44"/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table:style-name="ce44"/>
          <table:table-cell table:style-name="ce7"/>
          <table:table-cell table:number-columns-repeated="1020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OTAL BACKLOG</text:p>
          </table:table-cell>
          <table:table-cell table:number-columns-repeated="4"/>
          <table:table-cell table:formula="of:=SUM([.F2:.F135])" office:value-type="float" office:value="1658" calcext:value-type="float">
            <text:p>1658</text:p>
          </table:table-cell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2:Sheet1.D6 Sheet1.C69:Sheet1.C69 Sheet1.D69:Sheet1.D69 Sheet1.C2:Sheet1.C21 Sheet1.D8:Sheet1.D21 Sheet1.D133:Sheet1.D134 Sheet1.C75:Sheet1.D84 Sheet1.C121:Sheet1.D121 Sheet1.C106:Sheet1.D119 Sheet1.C30:Sheet1.D31 Sheet1.D32:Sheet1.D33 Sheet1.D56:Sheet1.D56 Sheet1.C124:Sheet1.D126 Sheet1.C87:Sheet1.D90 Sheet1.C92:Sheet1.D95 Sheet1.C45:Sheet1.D45 Sheet1.D53:Sheet1.D53 Sheet1.C128:Sheet1.C128 Sheet1.C49:Sheet1.D49 Sheet1.D128:Sheet1.D131 Sheet1.C97:Sheet1.D104 Sheet1.C66:Sheet1.D67 Sheet1.C59:Sheet1.D63">
            <calcext:condition calcext:apply-style-name="Untitled1" calcext:value="=&quot;Closed&quot;" calcext:base-cell-address="Sheet1.C2"/>
          </calcext:conditional-format>
          <calcext:conditional-format calcext:target-range-address="Sheet1.D7:Sheet1.D7">
            <calcext:condition calcext:apply-style-name="Untitled1" calcext:value="=&quot;Closed&quot;" calcext:base-cell-address="Sheet1.D7"/>
          </calcext:conditional-format>
          <calcext:conditional-format calcext:target-range-address="Sheet1.C72:Sheet1.D72">
            <calcext:condition calcext:apply-style-name="Untitled1" calcext:value="=&quot;Closed&quot;" calcext:base-cell-address="Sheet1.C73"/>
          </calcext:conditional-format>
          <calcext:conditional-format calcext:target-range-address="Sheet1.C71:Sheet1.D71">
            <calcext:condition calcext:apply-style-name="Untitled1" calcext:value="=&quot;Closed&quot;" calcext:base-cell-address="Sheet1.C72"/>
          </calcext:conditional-format>
          <calcext:conditional-format calcext:target-range-address="Sheet1.C70:Sheet1.D70">
            <calcext:condition calcext:apply-style-name="Untitled1" calcext:value="=&quot;Closed&quot;" calcext:base-cell-address="Sheet1.C71"/>
          </calcext:conditional-format>
          <calcext:conditional-format calcext:target-range-address="Sheet1.C22:Sheet1.D23">
            <calcext:condition calcext:apply-style-name="Untitled1" calcext:value="=&quot;Closed&quot;" calcext:base-cell-address="Sheet1.C22"/>
          </calcext:conditional-format>
          <calcext:conditional-format calcext:target-range-address="Sheet1.D28:Sheet1.D28">
            <calcext:condition calcext:apply-style-name="Untitled1" calcext:value="=&quot;Closed&quot;" calcext:base-cell-address="Sheet1.D28"/>
          </calcext:conditional-format>
          <calcext:conditional-format calcext:target-range-address="Sheet1.C27:Sheet1.D27">
            <calcext:condition calcext:apply-style-name="Untitled1" calcext:value="=&quot;Closed&quot;" calcext:base-cell-address="Sheet1.C27"/>
          </calcext:conditional-format>
          <calcext:conditional-format calcext:target-range-address="Sheet1.C24:Sheet1.D24">
            <calcext:condition calcext:apply-style-name="Untitled1" calcext:value="=&quot;Closed&quot;" calcext:base-cell-address="Sheet1.C24"/>
          </calcext:conditional-format>
          <calcext:conditional-format calcext:target-range-address="Sheet1.C25:Sheet1.D26">
            <calcext:condition calcext:apply-style-name="Untitled1" calcext:value="=&quot;Closed&quot;" calcext:base-cell-address="Sheet1.C25"/>
          </calcext:conditional-format>
          <calcext:conditional-format calcext:target-range-address="Sheet1.C85:Sheet1.D85">
            <calcext:condition calcext:apply-style-name="Untitled1" calcext:value="=&quot;Closed&quot;" calcext:base-cell-address="Sheet1.C86"/>
          </calcext:conditional-format>
          <calcext:conditional-format calcext:target-range-address="Sheet1.C86:Sheet1.D86">
            <calcext:condition calcext:apply-style-name="Untitled1" calcext:value="=&quot;Closed&quot;" calcext:base-cell-address="Sheet1.C87"/>
          </calcext:conditional-format>
          <calcext:conditional-format calcext:target-range-address="Sheet1.C42:Sheet1.D42">
            <calcext:condition calcext:apply-style-name="Untitled1" calcext:value="=&quot;Closed&quot;" calcext:base-cell-address="Sheet1.C42"/>
          </calcext:conditional-format>
          <calcext:conditional-format calcext:target-range-address="Sheet1.C41:Sheet1.D41">
            <calcext:condition calcext:apply-style-name="Untitled1" calcext:value="=&quot;Closed&quot;" calcext:base-cell-address="Sheet1.C41"/>
          </calcext:conditional-format>
          <calcext:conditional-format calcext:target-range-address="Sheet1.C28:Sheet1.C28">
            <calcext:condition calcext:apply-style-name="Untitled1" calcext:value="=&quot;Closed&quot;" calcext:base-cell-address="Sheet1.C28"/>
          </calcext:conditional-format>
          <calcext:conditional-format calcext:target-range-address="Sheet1.C29:Sheet1.D29">
            <calcext:condition calcext:apply-style-name="Untitled1" calcext:value="=&quot;Closed&quot;" calcext:base-cell-address="Sheet1.C29"/>
          </calcext:conditional-format>
          <calcext:conditional-format calcext:target-range-address="Sheet1.C123:Sheet1.D123">
            <calcext:condition calcext:apply-style-name="Untitled1" calcext:value="=&quot;Closed&quot;" calcext:base-cell-address="Sheet1.C124"/>
          </calcext:conditional-format>
          <calcext:conditional-format calcext:target-range-address="Sheet1.C120:Sheet1.D120">
            <calcext:condition calcext:apply-style-name="Untitled1" calcext:value="=&quot;Closed&quot;" calcext:base-cell-address="Sheet1.C121"/>
          </calcext:conditional-format>
          <calcext:conditional-format calcext:target-range-address="Sheet1.D36:Sheet1.D36">
            <calcext:condition calcext:apply-style-name="Untitled1" calcext:value="=&quot;Closed&quot;" calcext:base-cell-address="Sheet1.D36"/>
          </calcext:conditional-format>
          <calcext:conditional-format calcext:target-range-address="Sheet1.C38:Sheet1.D40">
            <calcext:condition calcext:apply-style-name="Untitled1" calcext:value="=&quot;Closed&quot;" calcext:base-cell-address="Sheet1.C38"/>
          </calcext:conditional-format>
          <calcext:conditional-format calcext:target-range-address="Sheet1.D34:Sheet1.D34">
            <calcext:condition calcext:apply-style-name="Untitled1" calcext:value="=&quot;Closed&quot;" calcext:base-cell-address="Sheet1.D34"/>
          </calcext:conditional-format>
          <calcext:conditional-format calcext:target-range-address="Sheet1.C33:Sheet1.C33">
            <calcext:condition calcext:apply-style-name="Untitled1" calcext:value="=&quot;Closed&quot;" calcext:base-cell-address="Sheet1.C33"/>
          </calcext:conditional-format>
          <calcext:conditional-format calcext:target-range-address="Sheet1.C32:Sheet1.C32">
            <calcext:condition calcext:apply-style-name="Untitled1" calcext:value="=&quot;Closed&quot;" calcext:base-cell-address="Sheet1.C32"/>
          </calcext:conditional-format>
          <calcext:conditional-format calcext:target-range-address="Sheet1.C34:Sheet1.C34">
            <calcext:condition calcext:apply-style-name="Untitled1" calcext:value="=&quot;Closed&quot;" calcext:base-cell-address="Sheet1.C34"/>
          </calcext:conditional-format>
          <calcext:conditional-format calcext:target-range-address="Sheet1.C36:Sheet1.C36">
            <calcext:condition calcext:apply-style-name="Untitled1" calcext:value="=&quot;Closed&quot;" calcext:base-cell-address="Sheet1.C36"/>
          </calcext:conditional-format>
          <calcext:conditional-format calcext:target-range-address="Sheet1.D35:Sheet1.D35">
            <calcext:condition calcext:apply-style-name="Untitled1" calcext:value="=&quot;Closed&quot;" calcext:base-cell-address="Sheet1.D35"/>
          </calcext:conditional-format>
          <calcext:conditional-format calcext:target-range-address="Sheet1.C35:Sheet1.C35">
            <calcext:condition calcext:apply-style-name="Untitled1" calcext:value="=&quot;Closed&quot;" calcext:base-cell-address="Sheet1.C35"/>
          </calcext:conditional-format>
          <calcext:conditional-format calcext:target-range-address="Sheet1.D37:Sheet1.D37">
            <calcext:condition calcext:apply-style-name="Untitled1" calcext:value="=&quot;Closed&quot;" calcext:base-cell-address="Sheet1.D37"/>
          </calcext:conditional-format>
          <calcext:conditional-format calcext:target-range-address="Sheet1.C37:Sheet1.C37">
            <calcext:condition calcext:apply-style-name="Untitled1" calcext:value="=&quot;Closed&quot;" calcext:base-cell-address="Sheet1.C37"/>
          </calcext:conditional-format>
          <calcext:conditional-format calcext:target-range-address="Sheet1.C73:Sheet1.D74">
            <calcext:condition calcext:apply-style-name="Untitled1" calcext:value="=&quot;Closed&quot;" calcext:base-cell-address="Sheet1.C74"/>
          </calcext:conditional-format>
          <calcext:conditional-format calcext:target-range-address="Sheet1.C43:Sheet1.C43">
            <calcext:condition calcext:apply-style-name="Untitled1" calcext:value="=&quot;Closed&quot;" calcext:base-cell-address="Sheet1.C43"/>
          </calcext:conditional-format>
          <calcext:conditional-format calcext:target-range-address="Sheet1.C44:Sheet1.C44">
            <calcext:condition calcext:apply-style-name="Untitled1" calcext:value="=&quot;Closed&quot;" calcext:base-cell-address="Sheet1.C44"/>
          </calcext:conditional-format>
          <calcext:conditional-format calcext:target-range-address="Sheet1.C46:Sheet1.C46">
            <calcext:condition calcext:apply-style-name="Untitled1" calcext:value="=&quot;Closed&quot;" calcext:base-cell-address="Sheet1.C46"/>
          </calcext:conditional-format>
          <calcext:conditional-format calcext:target-range-address="Sheet1.C47:Sheet1.C47">
            <calcext:condition calcext:apply-style-name="Untitled1" calcext:value="=&quot;Closed&quot;" calcext:base-cell-address="Sheet1.C47"/>
          </calcext:conditional-format>
          <calcext:conditional-format calcext:target-range-address="Sheet1.C48:Sheet1.C48">
            <calcext:condition calcext:apply-style-name="Untitled1" calcext:value="=&quot;Closed&quot;" calcext:base-cell-address="Sheet1.C48"/>
          </calcext:conditional-format>
          <calcext:conditional-format calcext:target-range-address="Sheet1.C56:Sheet1.C56">
            <calcext:condition calcext:apply-style-name="Untitled1" calcext:value="=&quot;Closed&quot;" calcext:base-cell-address="Sheet1.C56"/>
          </calcext:conditional-format>
          <calcext:conditional-format calcext:target-range-address="Sheet1.C129:Sheet1.C129">
            <calcext:condition calcext:apply-style-name="Untitled1" calcext:value="=&quot;Closed&quot;" calcext:base-cell-address="Sheet1.C130"/>
          </calcext:conditional-format>
          <calcext:conditional-format calcext:target-range-address="Sheet1.C133:Sheet1.C134 Sheet1.C130:Sheet1.C131">
            <calcext:condition calcext:apply-style-name="Untitled1" calcext:value="=&quot;Closed&quot;" calcext:base-cell-address="Sheet1.C131"/>
          </calcext:conditional-format>
          <calcext:conditional-format calcext:target-range-address="Sheet1.C50:Sheet1.C51">
            <calcext:condition calcext:apply-style-name="Untitled1" calcext:value="=&quot;Closed&quot;" calcext:base-cell-address="Sheet1.C50"/>
          </calcext:conditional-format>
          <calcext:conditional-format calcext:target-range-address="Sheet1.C52:Sheet1.C52">
            <calcext:condition calcext:apply-style-name="Untitled1" calcext:value="=&quot;Closed&quot;" calcext:base-cell-address="Sheet1.C52"/>
          </calcext:conditional-format>
          <calcext:conditional-format calcext:target-range-address="Sheet1.C53:Sheet1.C53">
            <calcext:condition calcext:apply-style-name="Untitled1" calcext:value="=&quot;Closed&quot;" calcext:base-cell-address="Sheet1.C53"/>
          </calcext:conditional-format>
          <calcext:conditional-format calcext:target-range-address="Sheet1.C65:Sheet1.C65">
            <calcext:condition calcext:apply-style-name="Untitled1" calcext:value="=&quot;Closed&quot;" calcext:base-cell-address="Sheet1.C65"/>
          </calcext:conditional-format>
        </calcext:conditional-formats>
      </table:table>
      <table:named-expressions/>
      <table:database-ranges>
        <table:database-range table:name="__Anonymous_Sheet_DB__0" table:target-range-address="Sheet1.A1:Sheet1.F128" table:display-filter-buttons="tru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6:09:35.094534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7:10:59.055930034</meta:creation-date>
    <dc:date>2017-05-07T16:33:26.209446905</dc:date>
    <meta:editing-duration>P1DT6M13S</meta:editing-duration>
    <meta:editing-cycles>127</meta:editing-cycles>
    <meta:generator>LibreOffice/5.2.2.2$Linux_X86_64 LibreOffice_project/20m0$Build-2</meta:generator>
    <meta:document-statistic meta:table-count="1" meta:cell-count="795" meta:object-count="0"/>
  </office:meta>
</office:document-meta>
</file>